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985cm" style:rel-column-width="26929*"/>
    </style:style>
    <style:style style:name="Table1.B" style:family="table-column">
      <style:table-column-properties style:column-width="10.014cm" style:rel-column-width="38606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2pt" fo:language="bg" fo:country="BG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7" style:family="paragraph" style:parent-style-name="Table_20_Contents">
      <style:paragraph-properties fo:text-align="end" style:justify-single-word="false"/>
      <style:text-properties fo:font-size="16pt" fo:language="bg" fo:country="BG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 style:master-page-name="First_20_Page">
      <style:paragraph-properties fo:text-align="center" style:justify-single-word="false" style:page-number="auto" fo:break-before="auto" fo:break-after="auto"/>
      <style:text-properties fo:font-size="28pt" fo:language="bg" fo:country="BG" fo:font-weight="bold" style:font-size-asian="28pt" style:font-weight-asian="bold" style:font-size-complex="28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font-size="20pt" fo:language="bg" fo:country="BG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11" style:family="paragraph" style:parent-style-name="Contents_20_Heading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231f2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ически Университет – София </text:p>
      <text:p text:style-name="P4"><text:bookmark text:name="il_fi"/><text:s/><draw:g text:anchor-type="as-char" draw:z-index="0" draw:style-name="gr1"><draw:polygon draw:style-name="gr2" svg:width="0cm" svg:height="1.843cm" svg:x="3.662cm" svg:y="4.221cm" svg:viewBox="0 0 0 1844" draw:points="0,1844 0,0"><text:p/></draw:polygon><draw:polygon draw:style-name="gr2" svg:width="3.19cm" svg:height="3.681cm" svg:x="3.651cm" svg:y="3.302cm" svg:viewBox="0 0 3191 3682" draw:points="3189,2763 1593,3682 0,2760 2,918 1597,0 3191,922"><text:p/></draw:polygon><draw:polygon draw:style-name="gr2" svg:width="7.134cm" svg:height="8.888cm" svg:x="1.528cm" svg:y="2.268cm" svg:viewBox="0 0 7135 8889" draw:points="4158,792 5481,0 7135,932 7135,6945 3718,8889 0,6755 0,5211 3707,7336 5742,6163 5762,1723"><text:p/></draw:polygon><draw:polygon draw:style-name="gr2" svg:width="8.609cm" svg:height="7.045cm" svg:x="1.814cm" svg:y="0.111cm" svg:viewBox="0 0 8610 7046" draw:points="1368,5655 20,4905 0,3007 5208,0 8600,1987 8610,6275 7274,7046 7260,2773 5227,1597 1373,3799"><text:p/></draw:polygon><draw:polygon draw:style-name="gr2" svg:width="6.841cm" svg:height="9.09cm" svg:x="0cm" svg:y="0cm" svg:viewBox="0 0 6842 9091" draw:points="6817,6583 6842,8124 5207,9091 0,6083 25,2152 3733,0 5069,771 1376,2920 1374,5268 5208,7505"><text:p/></draw:polygon></draw:g> </text:p>
      <text:p text:style-name="P4"/>
      <text:p text:style-name="P5">Факултет: <text:span text:style-name="T1">Автоматика</text:span></text:p>
      <text:p text:style-name="P6"><text:span text:style-name="T2">Катедра: </text:span><text:span text:style-name="T1">Системи Управление</text:span></text:p>
      <text:p text:style-name="P6"/>
      <text:p text:style-name="P2">Курсова задача</text:p>
      <text:p text:style-name="P2"/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Изработил:</text:p>
          </table:table-cell>
          <table:table-cell table:style-name="Table1.A1" office:value-type="string">
            <text:p text:style-name="P7">Кирил Пламенов Грънчаров</text:p>
            <text:p text:style-name="P7">фак№:011209011</text:p>
            <text:p text:style-name="P7">Факултет: ФА</text:p>
            <text:p text:style-name="P7">Специалност: АИУТ</text:p>
            <text:p text:style-name="P7">................................</text:p>
          </table:table-cell>
        </table:table-row>
        <table:table-row>
          <table:table-cell table:style-name="Table1.A1" office:value-type="string">
            <text:p text:style-name="P7">Проверил:</text:p>
          </table:table-cell>
          <table:table-cell table:style-name="Table1.A1" office:value-type="string">
            <text:p text:style-name="P7">доц. д-р. А. Ищев</text:p>
            <text:p text:style-name="P7">................................</text:p>
          </table:table-cell>
        </table:table-row>
        <table:table-row>
          <table:table-cell table:style-name="Table1.A1" office:value-type="string">
            <text:p text:style-name="Footer">Дата на задаване: <text:span text:style-name="T3">06.11</text:span>.2012<text:span text:style-name="T3">г.</text:span></text:p>
          </table:table-cell>
          <table:table-cell table:style-name="Table1.A1" office:value-type="string">
            <text:p text:style-name="P1">Дата на предаване:....................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</text:index-body>
      </text:table-of-conten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стр. <text:page-number text:select-page="current">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9S</meta:editing-duration>
    <meta:editing-cycles>5</meta:editing-cycles>
    <meta:generator>LibreOffice/3.5$Linux_x86 LibreOffice_project/350m1$Build-2</meta:generator>
    <dc:date>2013-01-26T23:34:40</dc:date>
    <dc:creator>Kiril Gruncharov</dc:creator>
    <meta:document-statistic meta:table-count="1" meta:image-count="0" meta:object-count="0" meta:page-count="3" meta:paragraph-count="18" meta:word-count="39" meta:character-count="353" meta:non-whitespace-character-count="327"/>
    <meta:user-defined meta:name="Info 1"/>
    <meta:user-defined meta:name="Info 2"/>
    <meta:user-defined meta:name="Info 3"/>
    <meta:user-defined meta:name="Info 4"/>
  </office:meta>
</office:document-meta>
</file>